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26">
            <text:p>2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15">
            <text:p>1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67">
            <text:p>967</text:p>
          </table:table-cell>
          <table:table-cell table:style-name="ce22" office:value-type="float" office:value="51">
            <text:p>5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46">
            <text:p>1846</text:p>
          </table:table-cell>
          <table:table-cell table:style-name="ce22" office:value-type="float" office:value="81">
            <text:p>8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21">
            <text:p>2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719">
            <text:p>9719</text:p>
          </table:table-cell>
          <table:table-cell table:style-name="ce22" office:value-type="float" office:value="148">
            <text:p>14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845">
            <text:p>12845</text:p>
          </table:table-cell>
          <table:table-cell table:style-name="ce22" office:value-type="float" office:value="253">
            <text:p>25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812">
            <text:p>13812</text:p>
          </table:table-cell>
          <table:table-cell table:style-name="ce22" office:value-type="float" office:value="304">
            <text:p>304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